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480000057FF3AEF93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cm" svg:stroke-color="#ffffff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699cm" svg:height="11.112cm" svg:x="0cm" svg:y="0cm">
          <draw:image xlink:href="Pictures/10000000000006480000057FF3AEF93C.jpg" xlink:type="simple" xlink:show="embed" xlink:actuate="onLoad">
            <text:p/>
          </draw:image>
        </draw:frame>
        <draw:line draw:style-name="gr2" draw:text-style-name="P1" draw:layer="layout" svg:x1="3.249cm" svg:y1="0.838cm" svg:x2="4.522cm" svg:y2="2.194cm">
          <text:p/>
        </draw:line>
        <draw:custom-shape draw:style-name="gr3" draw:text-style-name="P3" draw:layer="layout" svg:width="4.186cm" svg:height="0.469cm" svg:x="0.988cm" svg:y="0.386cm">
          <text:p text:style-name="P2"><text:span text:style-name="T1">Sniffer attached to laptop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237cm" svg:y1="6.18cm" svg:x2="3.936cm" svg:y2="5.326cm">
          <text:p/>
        </draw:line>
        <draw:line draw:style-name="gr4" draw:text-style-name="P1" draw:layer="layout" svg:x1="8.322cm" svg:y1="4.941cm" svg:x2="8.473cm" svg:y2="5.828cm">
          <text:p/>
        </draw:line>
        <draw:custom-shape draw:style-name="gr3" draw:text-style-name="P3" draw:layer="layout" svg:width="2.729cm" svg:height="0.469cm" svg:x="7.084cm" svg:y="4.574cm">
          <text:p text:style-name="P2"><text:span text:style-name="T1">Wireless ECG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179cm" svg:y1="6.598cm" svg:x2="7.469cm" svg:y2="7.988cm">
          <text:p/>
        </draw:line>
        <draw:line draw:style-name="gr4" draw:text-style-name="P1" draw:layer="layout" svg:x1="7.234cm" svg:y1="6.431cm" svg:x2="9.562cm" svg:y2="6.347cm">
          <text:p/>
        </draw:line>
        <draw:line draw:style-name="gr4" draw:text-style-name="P1" draw:layer="layout" svg:x1="3.266cm" svg:y1="6.314cm" svg:x2="1.507cm" svg:y2="5.895cm">
          <text:p/>
        </draw:line>
        <draw:custom-shape draw:style-name="gr3" draw:text-style-name="P3" draw:layer="layout" svg:width="4.186cm" svg:height="0.469cm" svg:x="3.149cm" svg:y="6.198cm">
          <text:p text:style-name="P2"><text:span text:style-name="T1">Wireless pulse oximeter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1.4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Matt Welsh</meta:initial-creator>
    <meta:creation-date>2007-04-03T22:32:59</meta:creation-date>
    <dc:creator>Matt Welsh</dc:creator>
    <dc:date>2007-04-05T10:32:06</dc:date>
    <dc:language>en-US</dc:language>
    <meta:editing-cycles>3</meta:editing-cycles>
    <meta:editing-duration>PT10M14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